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2.364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2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3d483" fo:background-color="#00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officeooo:paragraph-rsid="00246f57" fo:background-color="#00ff00" style:font-name-asian="Wingdings" style:font-size-asian="16pt" style:font-name-complex="Wingdings"/>
    </style:style>
    <style:style style:name="P15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18def" officeooo:paragraph-rsid="00218def"/>
    </style:style>
    <style:style style:name="P16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officeooo:rsid="0023d483" officeooo:paragraph-rsid="0023d483" style:font-size-asian="12pt" style:font-weight-asian="bold" style:font-name-complex="Cambria" style:font-size-complex="12pt" style:font-weight-complex="bold"/>
    </style:style>
    <style:style style:name="P1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officeooo:rsid="0023d483" officeooo:paragraph-rsid="0023d483"/>
    </style:style>
    <style:style style:name="P18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9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20" style:family="paragraph" style:parent-style-name="Footer">
      <style:text-properties style:font-name="Arial" style:font-name-complex="Arial"/>
    </style:style>
    <style:style style:name="P21" style:family="paragraph" style:parent-style-name="Standard"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24" style:family="paragraph" style:parent-style-name="Standard">
      <style:text-properties fo:color="#333399" style:font-name="Arial" fo:font-size="9pt" style:font-size-asian="9pt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6" style:family="paragraph" style:parent-style-name="Standard">
      <style:paragraph-properties style:snap-to-layout-grid="false"/>
      <style:text-properties fo:color="#000000" style:font-name="Cambria" fo:font-size="12pt" fo:font-weight="bold" officeooo:rsid="00218def" officeooo:paragraph-rsid="00218def" style:font-size-asian="12pt" style:font-weight-asian="bold" style:font-name-complex="Tahoma" style:font-size-complex="12pt" style:font-weight-complex="bold"/>
    </style:style>
    <style:style style:name="P27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8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9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30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1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officeooo:rsid="001c7635" officeooo:paragraph-rsid="001c7635" style:font-size-asian="9pt" style:font-name-complex="Arial"/>
    </style:style>
    <style:style style:name="P32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e610a" officeooo:paragraph-rsid="001e610a"/>
    </style:style>
    <style:style style:name="P33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f5430" officeooo:paragraph-rsid="001f5430"/>
    </style:style>
    <style:style style:name="P34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e610a" officeooo:paragraph-rsid="001e610a" style:font-size-asian="9pt" style:font-name-complex="Arial"/>
    </style:style>
    <style:style style:name="P35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f5430" officeooo:paragraph-rsid="001f5430" style:font-size-asian="9pt" style:font-name-complex="Arial"/>
    </style:style>
    <style:style style:name="P36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style:font-name="Arial" fo:font-size="9pt" officeooo:rsid="001f97d4" officeooo:paragraph-rsid="001f97d4" style:font-size-asian="9pt" style:font-name-complex="Arial"/>
    </style:style>
    <style:style style:name="P37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38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39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40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41" style:family="paragraph" style:parent-style-name="Standard" style:list-style-name="WW8Num24">
      <style:text-properties style:font-name="Arial" fo:font-size="9pt" style:font-size-asian="9pt" style:font-name-complex="Arial"/>
    </style:style>
    <style:style style:name="P42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43" style:family="paragraph" style:parent-style-name="Text_20_body" style:list-style-name="WW8Num19"/>
    <style:style style:name="P44" style:family="paragraph" style:parent-style-name="Text_20_body" style:list-style-name="L2"/>
    <style:style style:name="P45" style:family="paragraph" style:parent-style-name="Heading_20_1"/>
    <style:style style:name="P46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style:font-name="Arial" fo:font-weight="bold" officeooo:rsid="0026d577" style:font-weight-asian="bold" style:font-name-complex="Arial" style:font-weight-complex="bold"/>
    </style:style>
    <style:style style:name="T5" style:family="text">
      <style:text-properties fo:font-size="7pt" fo:language="de" fo:country="CH" style:font-size-asian="7pt" style:font-name-complex="Arial"/>
    </style:style>
    <style:style style:name="T6" style:family="text">
      <style:text-properties fo:font-size="7pt" style:font-size-asian="7pt" style:font-name-complex="Arial"/>
    </style:style>
    <style:style style:name="T7" style:family="text">
      <style:text-properties fo:language="de" fo:country="CH" style:font-name-complex="Arial"/>
    </style:style>
    <style:style style:name="T8" style:family="text">
      <style:text-properties style:font-name-complex="Arial"/>
    </style:style>
    <style:style style:name="T9" style:family="text">
      <style:text-properties officeooo:rsid="001f97d4"/>
    </style:style>
    <style:style style:name="T10" style:family="text">
      <style:text-properties officeooo:rsid="00203ab9"/>
    </style:style>
    <style:style style:name="T11" style:family="text">
      <style:text-properties officeooo:rsid="0021ac45"/>
    </style:style>
    <style:style style:name="T12" style:family="text">
      <style:text-properties officeooo:rsid="0023d483"/>
    </style:style>
    <style:style style:name="T13" style:family="text">
      <style:text-properties officeooo:rsid="0026d57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4cm" fo:text-indent="-0.635cm" fo:margin-left="0.6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6">Entwurf Prototyp</text:p>
          </table:table-cell>
          <table:table-cell table:style-name="Table1.A1" office:value-type="string">
            <text:p text:style-name="P17">06.05.2015</text:p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26">Realisierung der <text:span text:style-name="T12">Grundfunktionen</text:span></text:p>
          </table:table-cell>
          <table:table-cell table:style-name="Table1.A1" office:value-type="string">
            <text:p text:style-name="P15">20.05.2015</text:p>
          </table:table-cell>
          <table:table-cell table:style-name="Table1.A1" office:value-type="string">
            <text:p text:style-name="P12">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1" office:value-type="string">
            <text:p text:style-name="P16">Vollständige Realisierung</text:p>
          </table:table-cell>
          <table:table-cell table:style-name="Table1.A1" office:value-type="string">
            <text:p text:style-name="P17">03.06.2015</text:p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Test</text:p>
          </table:table-cell>
          <table:table-cell table:style-name="Table1.A5" office:value-type="string">
            <text:p text:style-name="P17">17.06.2015</text:p>
          </table:table-cell>
          <table:table-cell table:style-name="Table1.A5" office:value-type="string">
            <text:p text:style-name="P13"></text:p>
          </table:table-cell>
          <table:table-cell table:style-name="Table1.D5" office:value-type="string">
            <text:p text:style-name="P11"/>
          </table:table-cell>
        </table:table-row>
        <table:table-row table:style-name="Table1.4">
          <table:table-cell table:style-name="Table1.A5" office:value-type="string">
            <text:p text:style-name="P16">Abnahme</text:p>
          </table:table-cell>
          <table:table-cell table:style-name="Table1.A5" office:value-type="string">
            <text:p text:style-name="P17">01.07.2015</text:p>
          </table:table-cell>
          <table:table-cell table:style-name="Table1.A5" office:value-type="string">
            <text:p text:style-name="P14"></text:p>
          </table:table-cell>
          <table:table-cell table:style-name="Table1.D5" office:value-type="string">
            <text:p text:style-name="P11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7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Text_20_body">Erreichte <text:line-break/>Ergebnisse</text:p>
            <text:p text:style-name="P24"/>
            <text:p text:style-name="P25"/>
          </table:table-cell>
          <table:table-cell table:style-name="Table2.B2" office:value-type="string">
            <text:list xml:id="list7127336029875985830" text:style-name="WW8Num16">
              <text:list-item>
                <text:p text:style-name="P31">Verschiedene Teile der iPad App zusammengefügt (Alex, Andreas)</text:p>
              </text:list-item>
              <text:list-item>
                <text:p text:style-name="P32">Parsing <text:span text:style-name="T11">(iOS) </text:span>und Socket-Kommunikation (Chris, <text:span text:style-name="T9">Florian</text:span>)</text:p>
              </text:list-item>
              <text:list-item>
                <text:p text:style-name="P33">Bilder werden aus Dateisystem gelesen (Andreas)</text:p>
              </text:list-item>
              <text:list-item>
                <text:p text:style-name="P33">Datenbank erweitert <text:span text:style-name="T9">(Andreas)</text:span>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Text_20_body">Nicht erreichte Ergebniss<text:span text:style-name="T13">e</text:span></text:p>
          </table:table-cell>
          <table:table-cell table:style-name="Table2.B3" office:value-type="string">
            <text:list xml:id="list5342951449388735178" text:style-name="L2">
              <text:list-item>
                <text:p text:style-name="P44">Einlesen der GPS-Daten in die Datenbank</text:p>
              </text:list-item>
            </text:list>
            <text:list xml:id="list6046758918624007161" text:style-name="WW8Num19">
              <text:list-item>
                <text:p text:style-name="P43">Bildübertragung</text:p>
              </text:list-item>
              <text:list-item>
                <text:p text:style-name="P43">Statusinformationen graphisch darstellen</text:p>
              </text:list-item>
              <text:list-item>
                <text:p text:style-name="P43">Bilder aus Dateisystem löschen, wenn Log gelöscht wird</text:p>
              </text:list-item>
              <text:list-item>
                <text:p text:style-name="P43">Detaillierte Ausgabe von Statusinformationen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Text_20_body">Geplante Ergebnisse für die nächste Woche</text:p>
            <text:p text:style-name="P24"/>
          </table:table-cell>
          <table:table-cell table:style-name="Table2.B4" office:value-type="string">
            <text:list xml:id="list143101917858180" text:continue-numbering="true" text:style-name="WW8Num19">
              <text:list-item>
                <text:p text:style-name="P34">Siehe „Nicht erreichte Ergebnisse“</text:p>
              </text:list-item>
              <text:list-item>
                <text:p text:style-name="P35">Datenbank vervollständigen, <text:span text:style-name="T10">Daten in Echtzeit ausgeben</text:span></text:p>
              </text:list-item>
              <text:list-item>
                <text:p text:style-name="P36">Parser auf Dronenseite</text:p>
              </text:list-item>
            </text:list>
          </table:table-cell>
        </table:table-row>
      </table:table>
      <text:p text:style-name="P6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9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2"/>
          </table:table-cell>
          <table:table-cell table:style-name="Table3.B3" office:value-type="string">
            <text:list xml:id="list143103424778428" text:continue-numbering="true" text:style-name="WW8Num19">
              <text:list-item>
                <text:p text:style-name="P43">CalloutView erweitern oder eigene erstellen dauert länger als erwartet</text:p>
              </text:list-item>
              <text:list-item>
                <text:p text:style-name="P43">iPad App zusammenzufügen hat zu Problemen geführt <text:span text:style-name="T9">(Verschiedene Xcode/Swift Versionen)</text:span></text:p>
              </text:list-item>
            </text:list>
            <text:p text:style-name="P23"/>
          </table:table-cell>
        </table:table-row>
        <table:table-row table:style-name="Table3.1">
          <table:table-cell table:style-name="Table3.A4" table:number-columns-spanned="2" office:value-type="string">
            <text:p text:style-name="P29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2"/>
            <text:p text:style-name="P21"/>
          </table:table-cell>
          <table:table-cell table:style-name="Table3.B5" office:value-type="string">
            <text:list xml:id="list4040050917091190398" text:style-name="WW8Num17">
              <text:list-item>
                <text:p text:style-name="P38"/>
              </text:list-item>
              <text:list-item>
                <text:p text:style-name="P40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2"/>
            <text:p text:style-name="P21"/>
          </table:table-cell>
          <table:table-cell table:style-name="Table3.B7" office:value-type="string">
            <text:list xml:id="list4318224629187253002" text:style-name="WW8Num12">
              <text:list-item>
                <text:p text:style-name="P39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9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2"/>
            <text:p text:style-name="P21"/>
          </table:table-cell>
          <table:table-cell table:style-name="Table3.B9" office:value-type="string">
            <text:list xml:id="list4086582267927512302" text:style-name="WW8Num24">
              <text:list-item>
                <text:p text:style-name="P42"/>
              </text:list-item>
              <text:list-item>
                <text:p text:style-name="P41"/>
              </text:list-item>
            </text:list>
          </table:table-cell>
        </table:table-row>
      </table:table>
      <text:p text:style-name="P30"/>
      <text:p text:style-name="P30"/>
      <text:p text:style-name="P6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style:font-name="Arial" fo:font-weight="bold" officeooo:rsid="0026d577" style:font-weight-asian="bold" style:font-name-complex="Arial" style:font-weight-complex="bold"/>
    </style:style>
    <style:style style:name="MT5" style:family="text">
      <style:text-properties fo:font-size="7pt" fo:language="de" fo:country="CH" style:font-size-asian="7pt" style:font-name-complex="Arial"/>
    </style:style>
    <style:style style:name="MT6" style:family="text">
      <style:text-properties fo:font-size="7pt" style:font-size-asian="7pt" style:font-name-complex="Arial"/>
    </style:style>
    <style:style style:name="MT7" style:family="text">
      <style:text-properties fo:language="de" fo:country="CH" style:font-name-complex="Arial"/>
    </style:style>
    <style:style style:name="MT8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1"><draw:image xlink:href="Pictures/10000000000002C50000011224600E76.png" xlink:type="simple" xlink:show="embed" xlink:actuate="onLoad"/></draw:frame><draw:rect text:anchor-type="as-char" draw:z-index="0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</text:span><text:span text:style-name="MT4">2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5">Stand vom </text:span></text:span><text:span text:style-name="Page_20_Number"><text:span text:style-name="MT6"><text:modification-date style:data-style-name="N36">26.05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studium/Firefly/git/iPadFirefly/Statusberichte/Statusbericht_iPad_Netzwerk_KW21.odt</text:file-name></text:p>
              <text:p text:style-name="Footer"><text:span text:style-name="Page_20_Number"><text:span text:style-name="MT7"/></text:span></text:p>
            </table:table-cell>
            <table:table-cell table:style-name="Table4.A1" office:value-type="string">
              <text:p text:style-name="Footer"><text:span text:style-name="Page_20_Number"><text:span text:style-name="MT8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8">Seite:<text:line-break/></text:span></text:span><text:span text:style-name="Page_20_Number"><text:span text:style-name="MT8"><text:page-number text:select-page="current">1</text:page-number></text:span></text:span><text:span text:style-name="Page_20_Number"><text:span text:style-name="MT8"> - </text:span></text:span><text:span text:style-name="Page_20_Number"><text:span text:style-name="MT8"><text:page-count style:num-format="1">1</text:page-count></text:span></text:span></text:p>
            </table:table-cell>
          </table:table-row>
        </table:table>
        <text:p text:style-name="Footer"><text:span text:style-name="Page_20_Number"><text:span text:style-name="MT8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5-26T14:31:01.544662000</dc:date>
    <meta:print-date>2006-08-08T09:31:00</meta:print-date>
    <meta:editing-cycles>18</meta:editing-cycles>
    <meta:editing-duration>PT3H9M21S</meta:editing-duration>
    <meta:generator>LibreOffice/4.3.4.1$MacOSX_X86_64 LibreOffice_project/bc356b2f991740509f321d70e4512a6a54c5f243</meta:generator>
    <meta:document-statistic meta:table-count="5" meta:image-count="1" meta:object-count="0" meta:page-count="1" meta:paragraph-count="57" meta:word-count="193" meta:character-count="1546" meta:non-whitespace-character-count="1401"/>
    <meta:user-defined meta:name="Version">01.00</meta:user-defined>
  </office:meta>
</office:document-meta>
</file>